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9121" officeooo:paragraph-rsid="00109121"/>
    </style:style>
    <style:style style:name="P2" style:family="paragraph" style:parent-style-name="Standard">
      <style:text-properties officeooo:rsid="0011759c" officeooo:paragraph-rsid="0011759c"/>
    </style:style>
    <style:style style:name="P3" style:family="paragraph" style:parent-style-name="Standard">
      <style:text-properties officeooo:rsid="0012be6c" officeooo:paragraph-rsid="0012be6c"/>
    </style:style>
    <style:style style:name="P4" style:family="paragraph" style:parent-style-name="Standard">
      <style:text-properties officeooo:rsid="0015d9ce" officeooo:paragraph-rsid="0015d9ce"/>
    </style:style>
    <style:style style:name="P5" style:family="paragraph" style:parent-style-name="Standard">
      <style:text-properties officeooo:rsid="0017b11e" officeooo:paragraph-rsid="0017b11e"/>
    </style:style>
    <style:style style:name="P6" style:family="paragraph" style:parent-style-name="Standard">
      <style:text-properties officeooo:rsid="0017b11e" officeooo:paragraph-rsid="00182a73"/>
    </style:style>
    <style:style style:name="P7" style:family="paragraph" style:parent-style-name="Standard">
      <style:text-properties officeooo:rsid="001964cc" officeooo:paragraph-rsid="001964cc"/>
    </style:style>
    <style:style style:name="P8" style:family="paragraph" style:parent-style-name="Standard">
      <style:text-properties officeooo:rsid="001964cc" officeooo:paragraph-rsid="00213801"/>
    </style:style>
    <style:style style:name="P9" style:family="paragraph" style:parent-style-name="Standard">
      <style:text-properties officeooo:rsid="001964cc" officeooo:paragraph-rsid="0022d5b2"/>
    </style:style>
    <style:style style:name="P10" style:family="paragraph" style:parent-style-name="Standard">
      <style:text-properties officeooo:rsid="001c7056" officeooo:paragraph-rsid="001c7056"/>
    </style:style>
    <style:style style:name="P11" style:family="paragraph" style:parent-style-name="Standard">
      <style:text-properties officeooo:rsid="001e24b0" officeooo:paragraph-rsid="001e24b0"/>
    </style:style>
    <style:style style:name="P12" style:family="paragraph" style:parent-style-name="Standard">
      <style:text-properties officeooo:rsid="001ed049" officeooo:paragraph-rsid="001ed049"/>
    </style:style>
    <style:style style:name="P13" style:family="paragraph" style:parent-style-name="Standard">
      <style:text-properties officeooo:rsid="00196143" officeooo:paragraph-rsid="00196143"/>
    </style:style>
    <style:style style:name="P14" style:family="paragraph" style:parent-style-name="Standard">
      <style:text-properties officeooo:rsid="0020f5e6" officeooo:paragraph-rsid="0020f5e6"/>
    </style:style>
    <style:style style:name="P15" style:family="paragraph" style:parent-style-name="Standard">
      <style:text-properties officeooo:rsid="00213801" officeooo:paragraph-rsid="00213801"/>
    </style:style>
    <style:style style:name="P16" style:family="paragraph" style:parent-style-name="Standard">
      <style:text-properties officeooo:rsid="00216f9e" officeooo:paragraph-rsid="00216f9e"/>
    </style:style>
    <style:style style:name="P17" style:family="paragraph" style:parent-style-name="Standard">
      <style:text-properties officeooo:rsid="00216f9e" officeooo:paragraph-rsid="00258948"/>
    </style:style>
    <style:style style:name="P18" style:family="paragraph" style:parent-style-name="Standard">
      <style:text-properties officeooo:rsid="00219cd1" officeooo:paragraph-rsid="00219cd1"/>
    </style:style>
    <style:style style:name="P19" style:family="paragraph" style:parent-style-name="Standard">
      <style:text-properties officeooo:rsid="0022d5b2" officeooo:paragraph-rsid="00216f9e"/>
    </style:style>
    <style:style style:name="P20" style:family="paragraph" style:parent-style-name="Standard">
      <style:text-properties officeooo:rsid="0022d5b2" officeooo:paragraph-rsid="0022d5b2"/>
    </style:style>
    <style:style style:name="P21" style:family="paragraph" style:parent-style-name="Standard">
      <style:text-properties officeooo:rsid="00242c78" officeooo:paragraph-rsid="00242c78"/>
    </style:style>
    <style:style style:name="P22" style:family="paragraph" style:parent-style-name="Standard">
      <style:text-properties officeooo:rsid="0028478e" officeooo:paragraph-rsid="0028478e"/>
    </style:style>
    <style:style style:name="P23" style:family="paragraph" style:parent-style-name="Standard">
      <style:text-properties officeooo:rsid="002b8eab" officeooo:paragraph-rsid="002b8eab"/>
    </style:style>
    <style:style style:name="P24" style:family="paragraph" style:parent-style-name="Standard">
      <style:text-properties officeooo:rsid="002befa7" officeooo:paragraph-rsid="002befa7"/>
    </style:style>
    <style:style style:name="P25" style:family="paragraph" style:parent-style-name="Standard">
      <style:text-properties officeooo:rsid="0021b64d" officeooo:paragraph-rsid="0021b64d"/>
    </style:style>
    <style:style style:name="P26" style:family="paragraph" style:parent-style-name="Standard">
      <style:text-properties officeooo:rsid="0026627a" officeooo:paragraph-rsid="0026627a"/>
    </style:style>
    <style:style style:name="P27" style:family="paragraph" style:parent-style-name="Standard">
      <style:text-properties officeooo:rsid="002c6d94" officeooo:paragraph-rsid="002c6d94"/>
    </style:style>
    <style:style style:name="P28" style:family="paragraph" style:parent-style-name="Standard">
      <style:text-properties officeooo:rsid="002d1b51" officeooo:paragraph-rsid="002d1b51"/>
    </style:style>
    <style:style style:name="P29" style:family="paragraph" style:parent-style-name="Standard">
      <style:text-properties officeooo:rsid="002d88f7" officeooo:paragraph-rsid="002d88f7"/>
    </style:style>
    <style:style style:name="T1" style:family="text">
      <style:text-properties officeooo:rsid="0012be6c"/>
    </style:style>
    <style:style style:name="T2" style:family="text">
      <style:text-properties officeooo:rsid="00182a73"/>
    </style:style>
    <style:style style:name="T3" style:family="text">
      <style:text-properties officeooo:rsid="001964cc"/>
    </style:style>
    <style:style style:name="T4" style:family="text">
      <style:text-properties officeooo:rsid="001d04ca"/>
    </style:style>
    <style:style style:name="T5" style:family="text">
      <style:text-properties officeooo:rsid="0022d5b2"/>
    </style:style>
    <style:style style:name="T6" style:family="text">
      <style:text-properties officeooo:rsid="0029cd13"/>
    </style:style>
    <style:style style:name="T7" style:family="text">
      <style:text-properties officeooo:rsid="002662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figuration eines Raspberry Pi 3 für den Sensor Response Sledge (SRS):</text:p>
      <text:p text:style-name="P1"/>
      <text:p text:style-name="P10">Erstellt am 30.12.2016 <text:span text:style-name="T4">(Peter Holtermann, peter.holtermann@io-warnemuende.de)</text:span></text:p>
      <text:p text:style-name="P1"/>
      <text:p text:style-name="P1">Raspbian Image runtergeladen (Raspbian Jessie vom 25-11-2016) und mit dd … auf eine SD Karte geschrieben.</text:p>
      <text:p text:style-name="P1"/>
      <text:p text:style-name="P1"/>
      <text:p text:style-name="P1">Nach dem booten den Hostname geändert in srspi1:</text:p>
      <text:p text:style-name="P1"/>
      <text:p text:style-name="P1">cd /etc</text:p>
      <text:p text:style-name="P1">sudo nano hostname</text:p>
      <text:p text:style-name="P1">sudo nano hosts</text:p>
      <text:p text:style-name="P1">sudo reboot</text:p>
      <text:p text:style-name="P1"/>
      <text:p text:style-name="P1">Dann einen ssh Schlüssel generiert um auf das systemausfall.org Repo zugeifen zu können:</text:p>
      <text:p text:style-name="P1"/>
      <text:p text:style-name="P1">ssh-keygen</text:p>
      <text:p text:style-name="P1">scp -P 2222 srspi1.pub <text:a xlink:type="simple" xlink:href="mailto:peter.holtermann@systemausfall.org" text:style-name="Internet_20_link" text:visited-style-name="Visited_20_Internet_20_Link">peter.holtermann@systemausfall.org</text:a>:</text:p>
      <text:p text:style-name="P1"/>
      <text:p text:style-name="P1">Dann auf systemausfall.org den Schlüssel in die authorized_keys gelegt.</text:p>
      <text:p text:style-name="P1"/>
      <text:p text:style-name="P4">Ssh config Konfiguriert:</text:p>
      <text:p text:style-name="P4"/>
      <text:p text:style-name="P4">cat config </text:p>
      <text:p text:style-name="P4">host systemausfall</text:p>
      <text:p text:style-name="P4"><text:s text:c="5"/>Hostname systemausfall.org</text:p>
      <text:p text:style-name="P4"><text:s text:c="5"/>Port 2222</text:p>
      <text:p text:style-name="P4"><text:s text:c="5"/>User peter.holtermann</text:p>
      <text:p text:style-name="P4"><text:s text:c="5"/>Identityfile ~/.ssh/srspi1</text:p>
      <text:p text:style-name="P1"/>
      <text:p text:style-name="P2">Update des Systems:</text:p>
      <text:p text:style-name="P2"/>
      <text:p text:style-name="P2"><text:span text:style-name="T1">sudo </text:span>apt-get update</text:p>
      <text:p text:style-name="P2"><text:span text:style-name="T1">sudo </text:span>apt-get upgrade</text:p>
      <text:p text:style-name="P2"/>
      <text:p text:style-name="P12">in .profile hinzugefügt um lokale python Skripte auszuführen:</text:p>
      <text:p text:style-name="P12"/>
      <text:p text:style-name="P12"># set PATH so it includes user's private bin if it exists <text:s text:c="73"/></text:p>
      <text:p text:style-name="P12">if [ -d "$HOME/.local/bin" ] ; then</text:p>
      <text:p text:style-name="P12"><text:s text:c="4"/>PATH="$HOME/.local/bin:$PATH"</text:p>
      <text:p text:style-name="P12">fi</text:p>
      <text:p text:style-name="P2"/>
      <text:p text:style-name="P3">Software installiert:</text:p>
      <text:p text:style-name="P3"/>
      <text:p text:style-name="P3">sudo apt-get install emacs</text:p>
      <text:p text:style-name="P5">sudo apt-get install python-yaml</text:p>
      <text:p text:style-name="P6">sudo apt-get install python<text:span text:style-name="T2">3</text:span>-yaml</text:p>
      <text:p text:style-name="P13">sudo apt-get install python3-pyqt5</text:p>
      <text:p text:style-name="P14">sudo apt-get install cython3</text:p>
      <text:p text:style-name="P18"><text:soft-page-break/>sudo apt-get install python3-zmq</text:p>
      <text:p text:style-name="P25">sudo apt-get install mercurial</text:p>
      <text:p text:style-name="P27">sudo apt-get install python3-psutil</text:p>
      <text:p text:style-name="P28">sudo apt-get install python3-pyqt5.qtsvg</text:p>
      <text:p text:style-name="P28">sudo apt-get install ipython3</text:p>
      <text:p text:style-name="P29">sudo apt-get install inkscape</text:p>
      <text:p text:style-name="P26">sudo apt-get install python3-pyqtgraph</text:p>
      <text:p text:style-name="P23">sudo apt-get remove <text:span text:style-name="T7">python3-pyqtgraph </text:span>(installed it via git, a bunch of package are still there, dont know if I need them for the git version ...)</text:p>
      <text:p text:style-name="P3"/>
      <text:p text:style-name="P5">Git software <text:span text:style-name="T3">(SRS Steuersoftware)</text:span>:</text:p>
      <text:p text:style-name="P5"/>
      <text:p text:style-name="P5">cd Documents/</text:p>
      <text:p text:style-name="P5">mkdir srs</text:p>
      <text:p text:style-name="P5">cd srs</text:p>
      <text:p text:style-name="P5">git clone ssh://systemausfall:/home/peter.holtermann/software/sensor_response_sledge sensor_response_sledge.git</text:p>
      <text:p text:style-name="P5"/>
      <text:p text:style-name="P5"/>
      <text:p text:style-name="P7">Icon auf dem Dekstop angelegt mit der Datei</text:p>
      <text:p text:style-name="P7"/>
      <text:p text:style-name="P7">/home/pi/Desktop/srs.desktop</text:p>
      <text:p text:style-name="P7"/>
      <text:p text:style-name="P7">[Desktop Entry]</text:p>
      <text:p text:style-name="P7">Name=Sensor Response Sledge</text:p>
      <text:p text:style-name="P7">Comment=Command Interface for the Sensor Response Sledge (SRS)</text:p>
      <text:p text:style-name="P22">Icon=/home/pi/Documents/srs/sensor_response_sledge.git/srs_gui/srs_gui/icon/srs_icon_v2.sv<text:span text:style-name="T6">g</text:span></text:p>
      <text:p text:style-name="P7">Exec=python3 srs_gui.py</text:p>
      <text:p text:style-name="P7">Type=Application</text:p>
      <text:p text:style-name="P7">Encoding=UTF-8</text:p>
      <text:p text:style-name="P7">Terminal=false</text:p>
      <text:p text:style-name="P7">Categories=None;</text:p>
      <text:p text:style-name="P7">Path=/home/pi/Documents/srs/sensor_response_sledge.git/srs_gui/srs_gui/</text:p>
      <text:p text:style-name="P7">StartupNotify=true</text:p>
      <text:p text:style-name="P7"/>
      <text:p text:style-name="P7"/>
      <text:p text:style-name="P7">pymqdatastream heruntergeladen:</text:p>
      <text:p text:style-name="P7"/>
      <text:p text:style-name="P7">cd /home/pi/Documents/srs</text:p>
      <text:p text:style-name="P7">git clone https://github.com/MarineDataTools/pymqdatastream.git pymqdatastream.git</text:p>
      <text:p text:style-name="P11">cd <text:span text:style-name="T3">pymqdatastream.git</text:span></text:p>
      <text:p text:style-name="P11">python3 setup.py develop –user</text:p>
      <text:p text:style-name="P11"/>
      <text:p text:style-name="P11"/>
      <text:p text:style-name="P15">py-ubjson runtergeladen:</text:p>
      <text:p text:style-name="P8">cd /home/pi/Documents/srs</text:p>
      <text:p text:style-name="P15">git clone https://github.com/Iotic-Labs/py-ubjson.git py-ubjson.git</text:p>
      <text:p text:style-name="P15">python3 setup.py build</text:p>
      <text:p text:style-name="P16">python3 setup.py install –user</text:p>
      <text:p text:style-name="P16"><text:soft-page-break/></text:p>
      <text:p text:style-name="P19">cobs herunterladen:</text:p>
      <text:p text:style-name="P9">cd /home/pi/Documents/srs</text:p>
      <text:p text:style-name="P20">hg clone https://bitbucket.org/cmcqueen1975/cobs-python cobs-python.hg</text:p>
      <text:p text:style-name="P21">cd <text:span text:style-name="T5">cobs-python.hg</text:span></text:p>
      <text:p text:style-name="P21">python3 setup.py build</text:p>
      <text:p text:style-name="P17">python3 setup.py install –user</text:p>
      <text:p text:style-name="P17"/>
      <text:p text:style-name="P24">Pyqtgraph von git installieren (in der git Version gibt es pyqt5 support)</text:p>
      <text:p text:style-name="P17"/>
      <text:p text:style-name="P24">git clone https://github.com/pyqtgraph/pyqtgraph.git pyqtgraph.git</text:p>
      <text:p text:style-name="P24">python3 setup.py install --user</text:p>
      <text:p text:style-name="P5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20:05:59.305109311</meta:creation-date>
    <dc:date>2017-01-11T13:16:26.820913282</dc:date>
    <meta:editing-duration>PT6H45M18S</meta:editing-duration>
    <meta:editing-cycles>34</meta:editing-cycles>
    <meta:generator>LibreOffice/4.3.3.2$Linux_ARM_EABI LibreOffice_project/430m0$Build-2</meta:generator>
    <meta:document-statistic meta:table-count="0" meta:image-count="0" meta:object-count="0" meta:page-count="3" meta:paragraph-count="78" meta:word-count="320" meta:character-count="2929" meta:non-whitespace-character-count="2589"/>
  </office:meta>
</office:document-meta>
</file>